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Checkbox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electManyCheckbox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Inline( String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nderRange( String render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lectManyCheckbox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ManyCheckbox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